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style:mirror="horizontal"/>
    </style:style>
  </office:automatic-styles>
  <office:body>
    <office:text text:use-soft-page-breaks="true">
      <text:p text:style-name="P1">CHARTE GRAPHIQUE</text:p>
      <text:p text:style-name="P2">Origine danse</text:p>
      <text:p text:style-name="P3">Logo avec texte</text:p>
      <text:p text:style-name="P4"/>
      <text:p text:style-name="Normal"><draw:frame draw:style-name="a0" draw:name="Image 2" text:anchor-type="as-char" svg:x="0in" svg:y="0in" svg:width="2.83333in" svg:height="2.86667in" style:rel-width="scale" style:rel-height="scale"><draw:image xlink:href="media/image1.png" xlink:type="simple" xlink:show="embed" xlink:actuate="onLoad"/><svg:title/><svg:desc/></draw:frame></text:p>
      <text:p text:style-name="P5"/>
      <text:p text:style-name="P6">Logo sans texte</text:p>
      <text:p text:style-name="P7"/>
      <text:p text:style-name="Normal"><draw:frame draw:style-name="a1" draw:name="Image 1" text:anchor-type="as-char" svg:x="0in" svg:y="0in" svg:width="2.925in" svg:height="2.9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zen BUYUKOZDEMIR</meta:initial-creator>
    <dc:creator>Sezen BUYUKOZDEMIR</dc:creator>
    <meta:creation-date>2022-01-13T09:30:00Z</meta:creation-date>
    <dc:date>2022-01-13T09:39:00Z</dc:date>
    <meta:template xlink:href="Normal.dotm" xlink:type="simple"/>
    <meta:editing-cycles>1</meta:editing-cycles>
    <meta:editing-duration>PT540S</meta:editing-duration>
    <meta:document-statistic meta:page-count="2" meta:paragraph-count="1" meta:word-count="11" meta:character-count="73" meta:row-count="1" meta:non-whitespace-character-count="63"/>
  </office:meta>
</office:document-meta>
</file>